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5511" officeooo:paragraph-rsid="00055511"/>
    </style:style>
    <style:style style:name="P2" style:family="paragraph" style:parent-style-name="Standard">
      <style:text-properties fo:font-weight="bold" officeooo:rsid="00055511" officeooo:paragraph-rsid="00055511" style:font-weight-asian="bold" style:font-weight-complex="bold"/>
    </style:style>
    <style:style style:name="P3" style:family="paragraph" style:parent-style-name="Standard">
      <style:text-properties fo:font-weight="normal" officeooo:rsid="00055511" officeooo:paragraph-rsid="00055511" style:font-weight-asian="normal" style:font-weight-complex="normal"/>
    </style:style>
    <style:style style:name="P4" style:family="paragraph" style:parent-style-name="Standard">
      <style:text-properties fo:font-weight="normal" officeooo:rsid="00055511" officeooo:paragraph-rsid="0005954e" style:font-weight-asian="normal" style:font-weight-complex="normal"/>
    </style:style>
    <style:style style:name="P5" style:family="paragraph" style:parent-style-name="Standard">
      <style:text-properties fo:font-weight="normal" officeooo:rsid="00055511" officeooo:paragraph-rsid="00064283" style:font-weight-asian="normal" style:font-weight-complex="normal"/>
    </style:style>
    <style:style style:name="P6" style:family="paragraph" style:parent-style-name="Standard">
      <style:text-properties fo:font-weight="normal" officeooo:rsid="0005954e" officeooo:paragraph-rsid="0005954e" style:font-weight-asian="normal" style:font-weight-complex="normal"/>
    </style:style>
    <style:style style:name="P7" style:family="paragraph" style:parent-style-name="Standard">
      <style:text-properties fo:font-weight="normal" officeooo:rsid="0005954e" officeooo:paragraph-rsid="00064283" style:font-weight-asian="normal" style:font-weight-complex="normal"/>
    </style:style>
    <style:style style:name="T1" style:family="text">
      <style:text-properties officeooo:rsid="0005954e"/>
    </style:style>
    <style:style style:name="T2" style:family="text">
      <style:text-properties officeooo:rsid="00064283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A game-theory modeling approach to utility and strength of interactions dynamics in biomedical research social networks</text:span></text:p>
      <text:p text:style-name="P2"/>
      <text:p text:style-name="P2">Authors <text:span text:style-name="T2">and</text:span> <text:span text:style-name="T2">Institutions</text:span>:</text:p>
      <text:p text:style-name="P2"/>
      <text:p text:style-name="P2">J. Mario Siqueiros-Garcia <text:span text:style-name="T2">(corresponding author)</text:span>,</text:p>
      <text:p text:style-name="P3"><text:a xlink:type="simple" xlink:href="mailto:jmario.siqueiros@iimas.unam.mx" text:style-name="Internet_20_link" text:visited-style-name="Visited_20_Internet_20_Link">jmario.siqueiros@iimas.unam.mx</text:a></text:p>
      <text:p text:style-name="P4"><text:span text:style-name="T1">IIMAS, Universidad Nacional Autónoma de México, Circuito Escolar 3000, Cd. Universitaria, C.P. 04510, Mexico City, Mexico</text:span> </text:p>
      <text:p text:style-name="P5"><text:span text:style-name="T1">LANCIS-IE, Universidad Nacional Autónoma de México</text:span></text:p>
      <text:p text:style-name="P3"/>
      <text:p text:style-name="P2">Rodrigo García-Herrera,</text:p>
      <text:p text:style-name="P3"><text:a xlink:type="simple" xlink:href="mailto:rgarcia@ie.unam.mx" text:style-name="Internet_20_link" text:visited-style-name="Visited_20_Internet_20_Link">rgarcia@ie.unam.mx</text:a></text:p>
      <text:p text:style-name="P4"><text:span text:style-name="T1">LANCIS-IE, Universidad Nacional Autónoma de México, Cd. Universitaria, C.P. 04510, Mexico City, Mexico</text:span> </text:p>
      <text:p text:style-name="P3"/>
      <text:p text:style-name="P2">Enrique Hernández-Lemus;</text:p>
      <text:p text:style-name="P3"><text:a xlink:type="simple" xlink:href="mailto:ehernandez@inmegen.mx" text:style-name="Internet_20_link" text:visited-style-name="Visited_20_Internet_20_Link">ehernandez@inmegen.mx</text:a></text:p>
      <text:p text:style-name="P6">Instituto Nacional de Medicina Gen\'omica, Periferico Sur 4809, C.P. 14610, Mexico City, Mexico</text:p>
      <text:p text:style-name="P3"/>
      <text:p text:style-name="P2">Sergio Alcalá-Corona</text:p>
      <text:p text:style-name="P3"><text:a xlink:type="simple" xlink:href="mailto:sergio.alcala@ciencias.unam.mx" text:style-name="Internet_20_link" text:visited-style-name="Visited_20_Internet_20_Link">sergio.alcala@ciencias.unam.mx</text:a></text:p>
      <text:p text:style-name="P7">Instituto Nacional de Medicina Gen\'omica, Periferico Sur 4809, C.P. 14610, Mexico City, Mexic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Mario Siqueiros-García</meta:initial-creator>
    <meta:creation-date>2017-01-10T10:16:13.683209608</meta:creation-date>
    <dc:date>2017-01-10T10:27:48.049616664</dc:date>
    <dc:creator>J Mario Siqueiros-García</dc:creator>
    <meta:editing-duration>PT11M33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15" meta:word-count="95" meta:character-count="824" meta:non-whitespace-character-count="742"/>
  </office:meta>
</office:document-meta>
</file>